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-wrapper">
        <text:section text:style-name="Sect1" text:name="main">
          <text:section text:style-name="Sect1" text:name="Blog1">
            <text:p text:style-name="Standard"><text:bookmark text:name="1637379402800576855"/><text:a xlink:type="simple" xlink:href="http://homecookinginmontana.blogspot.com/2010/03/simple-blueberry-sconesamericas-test.html">Simple Blueberry Scones...America's Test Kitchen</text:a> </text:p>
            <text:p text:style-name="Standard"><draw:a xlink:type="simple" xlink:href="http://3.bp.blogspot.com/_PDI8oNcmvWE/S2dXIjcH7II/AAAAAAAAE7Q/oL4rwhN4VAw/s1600-h/tea+sandwiches,+scones+123.JPG"><draw:frame draw:style-name="fr1" draw:name="graphics1" text:anchor-type="as-char" svg:width="3.3335in" svg:height="2.5in" draw:z-index="0"><draw:image xlink:href="http://3.bp.blogspot.com/_PDI8oNcmvWE/S2dXIjcH7II/AAAAAAAAE7Q/oL4rwhN4VAw/s320/tea+sandwiches,+scones+123.JPG" xlink:type="simple" xlink:show="embed" xlink:actuate="onLoad"/></draw:frame></draw:a><text:bookmark text:name="BLOGGER_PHOTO_ID_5433407279909563522"/></text:p>
            <text:p text:style-name="Standard"><text:span text:style-name="Strong_20_Emphasis">You will need:</text:span></text:p>
            <text:p text:style-name="Standard">8 TBS unsalted butter</text:p>
            <text:p text:style-name="Standard">1 1/2 cups fresh blueberries</text:p>
            <text:p text:style-name="Standard">1/2 cup whole milk</text:p>
            <text:p text:style-name="Standard">1/2 cup sour cream</text:p>
            <text:p text:style-name="Standard">2 cups all-purpose flour</text:p>
            <text:p text:style-name="Standard">1/2 cup sugar</text:p>
            <text:p text:style-name="Standard">2 tsps baking powder</text:p>
            <text:p text:style-name="Standard">1 tsp fresh lemon zest( I used orange zest...and a bit more than 1 tsp:))</text:p>
            <text:p text:style-name="Standard">1/2 tsp salt( I like to use a bit less)</text:p>
            <text:p text:style-name="Standard">1/4 tsp baking soda</text:p>
            <text:p text:style-name="Standard"/>
            <text:p text:style-name="Standard">Topping:</text:p>
            <text:p text:style-name="Standard">2 TBS melted butter</text:p>
            <text:p text:style-name="Standard">raw sugar, for sprinkling</text:p>
            <text:p text:style-name="Standard">Powder sugar glaze:(my addition, purely optional)</text:p>
            <text:p text:style-name="Standard"><text:span text:style-name="Strong_20_Emphasis"/></text:p>
            <text:p text:style-name="Standard"><text:span text:style-name="Strong_20_Emphasis">Directions:</text:span></text:p>
            <text:p text:style-name="Standard">Freeze your butter before starting. You can do it the night before, or a few hours before.</text:p>
            <text:p text:style-name="Standard">Preheat oven to 425 deg. Line a baking sheet with parchment. Set aside.</text:p>
            <text:p text:style-name="Standard">Grate 8 TBS of butter and set aside in the freezer, again.</text:p>
            <text:p text:style-name="Standard">Freeze your blueberries until you need them in the folding process.</text:p>
            <text:p text:style-name="Standard">Whisk the milk and sour cream together. Refrigerate until needed.</text:p>
            <text:p text:style-name="Standard">In a large bowl, whisk the flour,1/2 cup sugar,baking powder, lemon zest,salt, and baking soda.<text:soft-page-break/><draw:a xlink:type="simple" xlink:href="http://2.bp.blogspot.com/_PDI8oNcmvWE/S2dVsXHXdaI/AAAAAAAAE6I/iTZGTbej81M/s1600-h/tea+sandwiches,+scones+082.JPG"><draw:frame draw:style-name="fr1" draw:name="graphics2" text:anchor-type="as-char" svg:width="3.3335in" svg:height="2.5in" draw:z-index="1"><draw:image xlink:href="http://2.bp.blogspot.com/_PDI8oNcmvWE/S2dVsXHXdaI/AAAAAAAAE6I/iTZGTbej81M/s320/tea+sandwiches,+scones+082.JPG" xlink:type="simple" xlink:show="embed" xlink:actuate="onLoad"/></draw:frame></draw:a><text:bookmark text:name="BLOGGER_PHOTO_ID_5433405696053310882"/></text:p>
            <text:p text:style-name="Standard">Add the frozen, grated butter and toss until coated thoroughly. <draw:a xlink:type="simple" xlink:href="http://1.bp.blogspot.com/_PDI8oNcmvWE/S2dVtOV3SAI/AAAAAAAAE6Q/1Q3A2takspI/s1600-h/tea+sandwiches,+scones+083.JPG"><draw:frame draw:style-name="fr1" draw:name="graphics3" text:anchor-type="as-char" svg:width="3.3335in" svg:height="2.5in" draw:z-index="2"><draw:image xlink:href="http://1.bp.blogspot.com/_PDI8oNcmvWE/S2dVtOV3SAI/AAAAAAAAE6Q/1Q3A2takspI/s320/tea+sandwiches,+scones+083.JPG" xlink:type="simple" xlink:show="embed" xlink:actuate="onLoad"/></draw:frame></draw:a><text:bookmark text:name="BLOGGER_PHOTO_ID_5433405710878066690"/></text:p>
            <text:p text:style-name="Standard">Fold in the cold milk/sour cream mixture...just until combined. Do not over mix. You might have some floury bits at the bottom of the bowl...</text:p>
            <text:p text:style-name="Standard">Turn the dough and any floury bits on a well floured countertop. Flour your hands and the dough and knead for 6-8 times...be gentle. It should just hold together in a raggedy ball. It is a soft/wet dough. It will stick as you knead, so add a bit of flour to prevent it from sticking. I like to use a bench scraper to lift the dough off the countertop.</text:p>
            <text:p text:style-name="Standard">Roll dough out in a 12 inch(or so) square. Fold the top and bottom of the dough over the center.<draw:a xlink:type="simple" xlink:href="http://1.bp.blogspot.com/_PDI8oNcmvWE/S2dVtjqJY2I/AAAAAAAAE6Y/g-cTRPJSv6A/s1600-h/tea+sandwiches,+scones+089.JPG"><draw:frame draw:style-name="fr1" draw:name="graphics4" text:anchor-type="as-char" svg:width="3.3335in" svg:height="2.5in" draw:z-index="3"><draw:image xlink:href="http://1.bp.blogspot.com/_PDI8oNcmvWE/S2dVtjqJY2I/AAAAAAAAE6Y/g-cTRPJSv6A/s320/tea+sandwiches,+scones+089.JPG" xlink:type="simple" xlink:show="embed" xlink:actuate="onLoad"/></draw:frame></draw:a><text:bookmark text:name="BLOGGER_PHOTO_ID_5433405716600284002"/></text:p>
            <text:p text:style-name="Standard">Like a business letter. Fold the sides of the dough to form a 4 inch square. <text:soft-page-break/><draw:a xlink:type="simple" xlink:href="http://2.bp.blogspot.com/_PDI8oNcmvWE/S2dVuMHwkXI/AAAAAAAAE6g/7wbYZ2kJTpg/s1600-h/tea+sandwiches,+scones+090.JPG"><draw:frame draw:style-name="fr1" draw:name="graphics5" text:anchor-type="as-char" svg:width="3.3335in" svg:height="2.5in" draw:z-index="4"><draw:image xlink:href="http://2.bp.blogspot.com/_PDI8oNcmvWE/S2dVuMHwkXI/AAAAAAAAE6g/7wbYZ2kJTpg/s320/tea+sandwiches,+scones+090.JPG" xlink:type="simple" xlink:show="embed" xlink:actuate="onLoad"/></draw:frame></draw:a><text:bookmark text:name="BLOGGER_PHOTO_ID_5433405727461904754"/><draw:a xlink:type="simple" xlink:href="http://3.bp.blogspot.com/_PDI8oNcmvWE/S2dVuouftbI/AAAAAAAAE6o/TGgPyt_AKLQ/s1600-h/tea+sandwiches,+scones+091.JPG"><draw:frame draw:style-name="fr1" draw:name="graphics6" text:anchor-type="as-char" svg:width="3.3335in" svg:height="2.5in" draw:z-index="5"><draw:image xlink:href="http://3.bp.blogspot.com/_PDI8oNcmvWE/S2dVuouftbI/AAAAAAAAE6o/TGgPyt_AKLQ/s320/tea+sandwiches,+scones+091.JPG" xlink:type="simple" xlink:show="embed" xlink:actuate="onLoad"/></draw:frame></draw:a><text:bookmark text:name="BLOGGER_PHOTO_ID_5433405735140570546"/></text:p>
            <text:p text:style-name="Standard">Chill the dough in the freezer for about 5 minutes. Flour your countertop again. Roll the chilled dough again in a 12 inch square. Sprinkle the chilled berries evenly over the whole surface. <draw:a xlink:type="simple" xlink:href="http://4.bp.blogspot.com/_PDI8oNcmvWE/S2dXFSLRLGI/AAAAAAAAE6w/DvRM_hno_tI/s1600-h/tea+sandwiches,+scones+097.JPG"><draw:frame draw:style-name="fr1" draw:name="graphics7" text:anchor-type="as-char" svg:width="3.3335in" svg:height="2.5in" draw:z-index="6"><draw:image xlink:href="http://4.bp.blogspot.com/_PDI8oNcmvWE/S2dXFSLRLGI/AAAAAAAAE6w/DvRM_hno_tI/s320/tea+sandwiches,+scones+097.JPG" xlink:type="simple" xlink:show="embed" xlink:actuate="onLoad"/></draw:frame></draw:a><text:bookmark text:name="BLOGGER_PHOTO_ID_5433407223735856226"/></text:p>
            <text:p text:style-name="Standard">Loosen the dough with a bench scraper.</text:p>
            <text:p text:style-name="Standard">Roll the dough in a log, jelly-roll style.</text:p>
            <text:p text:style-name="Standard"><draw:a xlink:type="simple" xlink:href="http://4.bp.blogspot.com/_PDI8oNcmvWE/S2dXGJ0ukQI/AAAAAAAAE64/SDx7Ix9Y4Rg/s1600-h/tea+sandwiches,+scones+098.JPG"><draw:frame draw:style-name="fr1" draw:name="graphics8" text:anchor-type="as-char" svg:width="3.3335in" svg:height="2.5in" draw:z-index="7"><draw:image xlink:href="http://4.bp.blogspot.com/_PDI8oNcmvWE/S2dXGJ0ukQI/AAAAAAAAE64/SDx7Ix9Y4Rg/s320/tea+sandwiches,+scones+098.JPG" xlink:type="simple" xlink:show="embed" xlink:actuate="onLoad"/></draw:frame></draw:a><text:bookmark text:name="BLOGGER_PHOTO_ID_5433407238673699074"/></text:p>
            <text:p text:style-name="Standard">Turn the seam side down and press down on the log to form a 12x4 inch rectangle.</text:p>
            <text:p text:style-name="Standard">With a floured knife, cut the dough in 4 small rectangles. Cut each rectangle in 2 triangles. <text:soft-page-break/><draw:a xlink:type="simple" xlink:href="http://3.bp.blogspot.com/_PDI8oNcmvWE/S2dXHG19ZWI/AAAAAAAAE7A/KeepUN875p4/s1600-h/tea+sandwiches,+scones+101.JPG"><draw:frame draw:style-name="fr1" draw:name="graphics9" text:anchor-type="as-char" svg:width="3.3335in" svg:height="2.5in" draw:z-index="8"><draw:image xlink:href="http://3.bp.blogspot.com/_PDI8oNcmvWE/S2dXHG19ZWI/AAAAAAAAE7A/KeepUN875p4/s320/tea+sandwiches,+scones+101.JPG" xlink:type="simple" xlink:show="embed" xlink:actuate="onLoad"/></draw:frame></draw:a><text:bookmark text:name="BLOGGER_PHOTO_ID_5433407255053428066"/></text:p>
            <text:p text:style-name="Standard">Place the scones on a parchment lined baking sheet. Brush with melted butter and sprinkle with some raw sugar(or regular).</text:p>
            <text:p text:style-name="Standard"><draw:a xlink:type="simple" xlink:href="http://2.bp.blogspot.com/_PDI8oNcmvWE/S2dXHw8996I/AAAAAAAAE7I/Mj_-WXt25Jw/s1600-h/tea+sandwiches,+scones+102.JPG"><draw:frame draw:style-name="fr1" draw:name="graphics10" text:anchor-type="as-char" svg:width="3.3335in" svg:height="2.5in" draw:z-index="9"><draw:image xlink:href="http://2.bp.blogspot.com/_PDI8oNcmvWE/S2dXHw8996I/AAAAAAAAE7I/Mj_-WXt25Jw/s320/tea+sandwiches,+scones+102.JPG" xlink:type="simple" xlink:show="embed" xlink:actuate="onLoad"/></draw:frame></draw:a><text:bookmark text:name="BLOGGER_PHOTO_ID_5433407266357114786"/></text:p>
            <text:p text:style-name="Standard">Bake for 18-25 minutes OR until light golden brown( I like to place my scones in the fridge for about 20 minutes...this way, they don't spread out so much. The directions doesn't say to do that, but I like to do that for mine). Cool 10 minutes. Drizzle with some icing....or leave plain.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m </meta:initial-creator>
    <meta:creation-date>2011-10-16T19:28:09</meta:creation-date>
    <meta:document-statistic meta:table-count="0" meta:image-count="10" meta:object-count="0" meta:page-count="4" meta:paragraph-count="38" meta:word-count="454" meta:character-count="2487"/>
    <dc:date>2011-10-16T19:34:59</dc:date>
    <dc:creator>robertm </dc:creator>
    <meta:editing-duration>PT6M51S</meta:editing-duration>
    <meta:editing-cycles>1</meta:editing-cycles>
    <meta:generator>LibreOffice/3.3$Unix LibreOffice_project/330m19$Build-202</meta:generator>
  </office:meta>
</office:document-meta>
</file>